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New Bark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herrygrov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Violet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Azalea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Goldenr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Ecruteak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Olivine City</text:p>
          </table:table-cell>
          <table:table-cell table:number-columns-repeated="3"/>
        </table:table-row>
        <table:table-row table:style-name="ro1" table:number-rows-repeated="14">
          <table:table-cell table:number-columns-repeated="5"/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aza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gold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ecru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misc-harb</text:p>
          </table:table-cell>
          <table:table-cell office:value-type="string" calcext:value-type="string">
            <text:p>Harbor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２９ばんど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oute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oute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oute 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oute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oute 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Route 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Route 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oute 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oute 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oute 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Route 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Route 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Route 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Route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oute 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oute 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oute 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oute 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Route 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9</text:p>
          </table:table-cell>
          <table:table-cell office:value-type="string" calcext:value-type="string">
            <text:p>Route 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0</text:p>
          </table:table-cell>
          <table:table-cell office:value-type="string" calcext:value-type="string">
            <text:p>Route 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1</text:p>
          </table:table-cell>
          <table:table-cell office:value-type="string" calcext:value-type="string">
            <text:p>Route 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2</text:p>
          </table:table-cell>
          <table:table-cell office:value-type="string" calcext:value-type="string">
            <text:p>Route 5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Dark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oute 31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oute 45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Sprout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Ruins of Al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Unio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Slowpoke 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Ilex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Radio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Goldenrod Underg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B1F Room 1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B1F Room 2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National P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re Nat Dex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okeathlon D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Burn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Bell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ellchime Trail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7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9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10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Shining Lightho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SS Aq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0-21T22:05:29.468831610</dc:date>
    <meta:editing-duration>PT1H37M2S</meta:editing-duration>
    <meta:editing-cycles>22</meta:editing-cycles>
    <meta:generator>LibreOffice/7.3.7.2$Linux_X86_64 LibreOffice_project/30$Build-2</meta:generator>
    <meta:document-statistic meta:table-count="1" meta:cell-count="257" meta:object-count="0"/>
  </office:meta>
</office:document-meta>
</file>